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6a44d9" officeooo:paragraph-rsid="04a55a68" style:font-weight-asian="normal" style:font-weight-complex="normal"/>
    </style:style>
    <style:style style:name="P5" style:family="paragraph" style:parent-style-name="Text_20_body">
      <style:text-properties fo:font-weight="normal" officeooo:rsid="04af455e" officeooo:paragraph-rsid="04af455e" style:font-weight-asian="normal" style:font-weight-complex="normal"/>
    </style:style>
    <style:style style:name="P6" style:family="paragraph" style:parent-style-name="Text_20_body">
      <style:text-properties fo:font-weight="normal" officeooo:rsid="04b1bb32" officeooo:paragraph-rsid="04b1bb32" style:font-weight-asian="normal" style:font-weight-complex="normal"/>
    </style:style>
    <style:style style:name="P7" style:family="paragraph" style:parent-style-name="Text_20_body">
      <style:text-properties officeooo:rsid="046d2092" officeooo:paragraph-rsid="046d2092"/>
    </style:style>
    <style:style style:name="P8" style:family="paragraph" style:parent-style-name="Text_20_body">
      <style:text-properties officeooo:rsid="044d0926" officeooo:paragraph-rsid="044d0926"/>
    </style:style>
    <style:style style:name="P9" style:family="paragraph" style:parent-style-name="Text_20_body">
      <style:text-properties fo:font-weight="bold" officeooo:rsid="0430122d" officeooo:paragraph-rsid="04602e82" style:font-weight-asian="bold" style:font-weight-complex="bold"/>
    </style:style>
    <style:style style:name="P10" style:family="paragraph" style:parent-style-name="Text_20_body">
      <style:text-properties officeooo:rsid="049a5554" officeooo:paragraph-rsid="049a5554"/>
    </style:style>
    <style:style style:name="P11" style:family="paragraph" style:parent-style-name="Text_20_body">
      <style:text-properties officeooo:rsid="0430122d" officeooo:paragraph-rsid="049fbd81"/>
    </style:style>
    <style:style style:name="P12" style:family="paragraph" style:parent-style-name="Text_20_body">
      <style:text-properties officeooo:rsid="0430122d" officeooo:paragraph-rsid="04a22f23"/>
    </style:style>
    <style:style style:name="P13" style:family="paragraph" style:parent-style-name="Text_20_body">
      <style:text-properties officeooo:paragraph-rsid="04a55a68"/>
    </style:style>
    <style:style style:name="P14" style:family="paragraph" style:parent-style-name="Text_20_body">
      <style:text-properties officeooo:rsid="04af455e" officeooo:paragraph-rsid="04af455e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16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17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18" style:family="paragraph" style:parent-style-name="Heading_20_2">
      <style:text-properties fo:font-weight="normal" style:font-weight-asian="normal" style:font-weight-complex="normal"/>
    </style:style>
    <style:style style:name="P19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20" style:family="paragraph" style:parent-style-name="Heading_20_2">
      <style:text-properties fo:font-weight="normal" officeooo:paragraph-rsid="04b1bb32" style:font-weight-asian="normal" style:font-weight-complex="normal"/>
    </style:style>
    <style:style style:name="P21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23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26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27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28" style:family="paragraph" style:parent-style-name="Text_20_body" style:list-style-name="L2">
      <style:text-properties officeooo:rsid="046d2092" officeooo:paragraph-rsid="046d2092"/>
    </style:style>
    <style:style style:name="P29" style:family="paragraph" style:parent-style-name="Text_20_body" style:list-style-name="L3">
      <style:text-properties officeooo:rsid="049a5554" officeooo:paragraph-rsid="049a5554"/>
    </style:style>
    <style:style style:name="P30" style:family="paragraph" style:parent-style-name="Text_20_body" style:list-style-name="L4">
      <style:text-properties officeooo:paragraph-rsid="042a8d29"/>
    </style:style>
    <style:style style:name="P31" style:family="paragraph" style:parent-style-name="Text_20_body" style:list-style-name="L4">
      <style:text-properties officeooo:rsid="04365308" officeooo:paragraph-rsid="04365308"/>
    </style:style>
    <style:style style:name="P32" style:family="paragraph" style:parent-style-name="Text_20_body">
      <style:text-properties officeooo:rsid="04b7139c" officeooo:paragraph-rsid="04b7139c"/>
    </style:style>
    <style:style style:name="P33" style:family="paragraph" style:parent-style-name="Text_20_body">
      <style:text-properties officeooo:rsid="04bd134e" officeooo:paragraph-rsid="04bd134e"/>
    </style:style>
    <style:style style:name="P34" style:family="paragraph" style:parent-style-name="Heading_20_1">
      <style:text-properties officeooo:rsid="046a44d9" officeooo:paragraph-rsid="046a44d9"/>
    </style:style>
    <style:style style:name="P35" style:family="paragraph" style:parent-style-name="Heading_20_2">
      <style:text-properties fo:font-weight="normal" officeooo:rsid="04bed4f9" officeooo:paragraph-rsid="04bed4f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0e5f1" style:font-weight-asian="normal" style:font-weight-complex="normal"/>
    </style:style>
    <style:style style:name="T8" style:family="text">
      <style:text-properties fo:font-weight="normal" officeooo:rsid="043869e8" style:font-weight-asian="normal" style:font-weight-complex="normal"/>
    </style:style>
    <style:style style:name="T9" style:family="text">
      <style:text-properties fo:font-weight="normal" officeooo:rsid="04460b05" style:font-weight-asian="normal" style:font-weight-complex="normal"/>
    </style:style>
    <style:style style:name="T10" style:family="text">
      <style:text-properties fo:font-weight="normal" officeooo:rsid="04566886" style:font-weight-asian="normal" style:font-weight-complex="normal"/>
    </style:style>
    <style:style style:name="T11" style:family="text">
      <style:text-properties fo:font-weight="normal" officeooo:rsid="0458fbdb" style:font-weight-asian="normal" style:font-weight-complex="normal"/>
    </style:style>
    <style:style style:name="T12" style:family="text">
      <style:text-properties fo:font-weight="normal" officeooo:rsid="04599ca5" style:font-weight-asian="normal" style:font-weight-complex="normal"/>
    </style:style>
    <style:style style:name="T13" style:family="text">
      <style:text-properties fo:font-weight="normal" officeooo:rsid="045d2bf9" style:font-weight-asian="normal" style:font-weight-complex="normal"/>
    </style:style>
    <style:style style:name="T14" style:family="text">
      <style:text-properties fo:font-weight="normal" officeooo:rsid="043e3775" style:font-weight-asian="normal" style:font-weight-complex="normal"/>
    </style:style>
    <style:style style:name="T15" style:family="text">
      <style:text-properties fo:font-weight="normal" officeooo:rsid="045dcdd8" style:font-weight-asian="normal" style:font-weight-complex="normal"/>
    </style:style>
    <style:style style:name="T16" style:family="text">
      <style:text-properties fo:font-weight="normal" officeooo:rsid="04602e82" style:font-weight-asian="normal" style:font-weight-complex="normal"/>
    </style:style>
    <style:style style:name="T17" style:family="text">
      <style:text-properties fo:font-weight="normal" officeooo:rsid="04315cd5" style:font-weight-asian="normal" style:font-weight-complex="normal"/>
    </style:style>
    <style:style style:name="T18" style:family="text">
      <style:text-properties fo:font-weight="normal" officeooo:rsid="04617bc9" style:font-weight-asian="normal" style:font-weight-complex="normal"/>
    </style:style>
    <style:style style:name="T19" style:family="text">
      <style:text-properties fo:font-weight="normal" officeooo:rsid="046a44d9" style:font-weight-asian="normal" style:font-weight-complex="normal"/>
    </style:style>
    <style:style style:name="T20" style:family="text">
      <style:text-properties fo:font-weight="normal" officeooo:rsid="046d7fa0" style:font-weight-asian="normal" style:font-weight-complex="normal"/>
    </style:style>
    <style:style style:name="T21" style:family="text">
      <style:text-properties fo:font-weight="normal" officeooo:rsid="047efdfb" style:font-weight-asian="normal" style:font-weight-complex="normal"/>
    </style:style>
    <style:style style:name="T22" style:family="text">
      <style:text-properties fo:font-weight="normal" officeooo:rsid="047f44bd" style:font-weight-asian="normal" style:font-weight-complex="normal"/>
    </style:style>
    <style:style style:name="T23" style:family="text">
      <style:text-properties fo:font-weight="normal" officeooo:rsid="047fcca0" style:font-weight-asian="normal" style:font-weight-complex="normal"/>
    </style:style>
    <style:style style:name="T24" style:family="text">
      <style:text-properties fo:font-weight="normal" officeooo:rsid="0481829c" style:font-weight-asian="normal" style:font-weight-complex="normal"/>
    </style:style>
    <style:style style:name="T25" style:family="text">
      <style:text-properties fo:font-weight="normal" officeooo:rsid="04820c41" style:font-weight-asian="normal" style:font-weight-complex="normal"/>
    </style:style>
    <style:style style:name="T26" style:family="text">
      <style:text-properties fo:font-weight="normal" officeooo:rsid="048ce584" style:font-weight-asian="normal" style:font-weight-complex="normal"/>
    </style:style>
    <style:style style:name="T27" style:family="text">
      <style:text-properties fo:font-weight="normal" officeooo:rsid="049a5554" style:font-weight-asian="normal" style:font-weight-complex="normal"/>
    </style:style>
    <style:style style:name="T28" style:family="text">
      <style:text-properties fo:font-weight="normal" officeooo:rsid="049b14ac" style:font-weight-asian="normal" style:font-weight-complex="normal"/>
    </style:style>
    <style:style style:name="T29" style:family="text">
      <style:text-properties fo:font-weight="normal" officeooo:rsid="049dbeb8" style:font-weight-asian="normal" style:font-weight-complex="normal"/>
    </style:style>
    <style:style style:name="T30" style:family="text">
      <style:text-properties fo:font-weight="normal" officeooo:rsid="04a28cd0" style:font-weight-asian="normal" style:font-weight-complex="normal"/>
    </style:style>
    <style:style style:name="T31" style:family="text">
      <style:text-properties fo:font-weight="normal" officeooo:rsid="04a55a68" style:font-weight-asian="normal" style:font-weight-complex="normal"/>
    </style:style>
    <style:style style:name="T32" style:family="text">
      <style:text-properties fo:font-weight="normal" officeooo:rsid="04a66c9f" style:font-weight-asian="normal" style:font-weight-complex="normal"/>
    </style:style>
    <style:style style:name="T33" style:family="text">
      <style:text-properties fo:font-weight="normal" officeooo:rsid="04b4768b" style:font-weight-asian="normal" style:font-weight-complex="normal"/>
    </style:style>
    <style:style style:name="T34" style:family="text">
      <style:text-properties fo:font-weight="normal" officeooo:rsid="04b7139c" style:font-weight-asian="normal" style:font-weight-complex="normal"/>
    </style:style>
    <style:style style:name="T35" style:family="text">
      <style:text-properties fo:font-weight="normal" officeooo:rsid="04b81bce" style:font-weight-asian="normal" style:font-weight-complex="normal"/>
    </style:style>
    <style:style style:name="T36" style:family="text">
      <style:text-properties fo:font-weight="normal" officeooo:rsid="04baffb4" style:font-weight-asian="normal" style:font-weight-complex="normal"/>
    </style:style>
    <style:style style:name="T37" style:family="text">
      <style:text-properties fo:font-weight="normal" officeooo:rsid="04bd134e" style:font-weight-asian="normal" style:font-weight-complex="normal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43e3775" style:font-weight-asian="bold" style:font-weight-complex="bold"/>
    </style:style>
    <style:style style:name="T40" style:family="text">
      <style:text-properties fo:font-weight="bold" officeooo:rsid="04b81bce" style:font-weight-asian="bold" style:font-weight-complex="bold"/>
    </style:style>
    <style:style style:name="T41" style:family="text">
      <style:text-properties officeooo:rsid="049a1700"/>
    </style:style>
    <style:style style:name="T42" style:family="text">
      <style:text-properties officeooo:rsid="049dbeb8"/>
    </style:style>
    <style:style style:name="T43" style:family="text">
      <style:text-properties officeooo:rsid="049f4ec3"/>
    </style:style>
    <style:style style:name="T44" style:family="text">
      <style:text-properties officeooo:rsid="04a0e112"/>
    </style:style>
    <style:style style:name="T45" style:family="text">
      <style:text-properties officeooo:rsid="04b1bb32"/>
    </style:style>
    <style:style style:name="T46" style:family="text">
      <style:text-properties officeooo:rsid="0439377d"/>
    </style:style>
    <style:style style:name="T47" style:family="text">
      <style:text-properties officeooo:rsid="04b24dd1"/>
    </style:style>
    <style:style style:name="T48" style:family="text">
      <style:text-properties officeooo:rsid="04b2a5e2"/>
    </style:style>
    <style:style style:name="T49" style:family="text">
      <style:text-properties officeooo:rsid="04bad5b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<text:span text:style-name="T1">מטלה</text:span><text:span text:style-name="T33"> -</text:span><text:span text:style-name="T1"> </text:span><text:span text:style-name="T21">עץ בינאר</text:span><text:span text:style-name="T34">י</text:span></text:h>
      <text:p text:style-name="P32"><text:span text:style-name="T2">מ</text:span><text:span text:style-name="T1">טרת המטלה היא לאמן אתכם במחלקות, בניה, פירוק, ניהול זיכרון, </text:span><text:span text:style-name="T35">מבני-נתונים ו</text:span><text:span text:style-name="T1">בדיקות-יחידה.</text:span></text:p>
      <text:p text:style-name="P13"><text:span text:style-name="T40">המשימה</text:span><text:span text:style-name="T35">: </text:span><text:span text:style-name="T2">כ</text:span><text:span text:style-name="T1">יתבו </text:span><text:span text:style-name="T2">מחלקה </text:span><text:span text:style-name="T6">בשם </text:span><text:span text:style-name="T19">Tree</text:span><text:span text:style-name="T22">,</text:span><text:span text:style-name="T6"> המייצגת </text:span><text:span text:style-name="T19">עץ-חיפוש בינארי</text:span><text:span text:style-name="T22"> לשמירת מספרים </text:span><text:span text:style-name="T35">ב</text:span><text:span text:style-name="T22">סדר עולה</text:span><text:span text:style-name="T19">, כפי שלמדתם בקורס מבני נתונים</text:span><text:span text:style-name="T22"> (לא חייב להיות</text:span><text:span text:style-name="T23"> </text:span><text:span text:style-name="T22">עץ מאוזן)</text:span><text:span text:style-name="T19">.</text:span></text:p>
      <text:p text:style-name="Heading_20_2"><text:span text:style-name="T24">פ</text:span><text:span text:style-name="T1">עולות</text:span></text:p>
      <text:p text:style-name="P4">המחלקה צריכה לאפשר את הפעולות הבאות:</text:p>
      <text:list xml:id="list1988366276" text:style-name="L1">
        <text:list-item>
          <text:p text:style-name="P22">insert - מקבלת כקלט מספר i ומכניסה את i לעץ במקום המתאים.</text:p>
        </text:list-item>
        <text:list-item>
          <text:p text:style-name="P22">remove - מקבלת כקלט מספר i ומסירה את i מהעץ.</text:p>
        </text:list-item>
        <text:list-item>
          <text:p text:style-name="P22">size - מחזירה את מספר המספרים בעץ.</text:p>
        </text:list-item>
        <text:list-item>
          <text:p text:style-name="P23">contains - מקבלת כקלט מספר i ומחזירה "אמת" אם <text:s/>ורק אם i נמצא בעץ.</text:p>
        </text:list-item>
        <text:list-item>
          <text:p text:style-name="P24">root - מחזירה את המספר הנמצא בשורש העץ.</text:p>
        </text:list-item>
        <text:list-item>
          <text:p text:style-name="P22">parent - מקבלת כקלט מספר i ומחזירה את המספר שנמצא מעל i בעץ.</text:p>
        </text:list-item>
        <text:list-item>
          <text:p text:style-name="P22">left - מקבלת כקלט מספר i ומחזירה את המספר שהוא הבן השמאלי של i בעץ.</text:p>
        </text:list-item>
        <text:list-item>
          <text:p text:style-name="P22">right - מקבלת כקלט מספר i ומחזירה את המספר שהוא הבן הימני של i בעץ<text:span text:style-name="T44">.</text:span></text:p>
        </text:list-item>
        <text:list-item>
          <text:p text:style-name="P25">print - הדפסת <text:span text:style-name="T49">מבנה </text:span>העץ, לצורך <text:span text:style-name="T41">הצגה ו</text:span>ניפוי שגיאות. פורמט ההדפסה - לשיקולכם.</text:p>
        </text:list-item>
      </text:list>
      <text:p text:style-name="P7"><text:span text:style-name="T1">יש לזרוק חריגות </text:span><text:span text:style-name="T25">במקרים הבאים</text:span><text:span text:style-name="T1">:</text:span></text:p>
      <text:list xml:id="list4053624724" text:style-name="L2">
        <text:list-item>
          <text:p text:style-name="P26">insert - כשמנסים להכניס מספר שכבר נמצא בעץ.</text:p>
        </text:list-item>
        <text:list-item>
          <text:p text:style-name="P26"><text:span text:style-name="T43">remove</text:span> - כשמנסים למחוק מספר שלא נמצא בעץ.</text:p>
        </text:list-item>
        <text:list-item>
          <text:p text:style-name="P28"><text:span text:style-name="T25">ב</text:span><text:span text:style-name="T1">שאר הפקודות </text:span><text:span text:style-name="T20">- לזרוק חריגה בכל מצב שנראה לכם חריג</text:span><text:span text:style-name="T27"> – </text:span><text:span text:style-name="T36">תפעילו שיקול דעת.</text:span></text:p>
        </text:list-item>
      </text:list>
      <text:p text:style-name="P19">קבצים</text:p>
      <text:p text:style-name="P10"><text:span text:style-name="T1">בנוסף </text:span><text:span text:style-name="T32">לקבצים של הפתרון</text:span><text:span text:style-name="T1">, יש </text:span><text:span text:style-name="T31">להכין </text:span><text:span text:style-name="T1">קובץ בשם </text:span><text:span text:style-name="T38">TreeTest.cpp</text:span><text:span text:style-name="T1"> הכולל בדיקות-יחידה מפורטות.</text:span></text:p>
      <text:p text:style-name="P10"><text:span text:style-name="T2">מ</text:span><text:span text:style-name="T1">צורפים לתרגיל זה הקבצים:</text:span></text:p>
      <text:list xml:id="list1661514623" text:style-name="L3">
        <text:list-item>
          <text:p text:style-name="P29"><text:span text:style-name="T1">TreeDemo.cpp - תוכנית ראשית לדוגמה</text:span><text:span text:style-name="T30">.</text:span></text:p>
        </text:list-item>
        <text:list-item>
          <text:p text:style-name="P29"><text:span text:style-name="T1">TreeTest.cpp - תוכנית ראשית הכוללת בדיקות-יחידה לדוגמה</text:span><text:span text:style-name="T28">; המשימה שלכם היא להרחיב את הקובץ הזה כך שיכלול בדיקות-יחידה מפורטות למצבים שונים.</text:span></text:p>
        </text:list-item>
      </text:list>
      <text:p text:style-name="P33"><text:span text:style-name="T28">ש</text:span><text:span text:style-name="T1">תי התוכניות הראשיות צריכות להתקמפל עם הקבצים שתכתבו.</text:span></text:p>
      <text:p text:style-name="Heading_20_2"><text:soft-page-break/>הגשה</text:p>
      <text:p text:style-name="P12"><text:span text:style-name="T9">צרו </text:span><text:span text:style-name="T1">מאגר (repository) </text:span><text:span text:style-name="T9">חדש </text:span><text:span text:style-name="T1">בגיטהאב</text:span><text:span text:style-name="T9"> </text:span><text:span text:style-name="T10">ו</text:span><text:span text:style-name="T9">העלו לשם</text:span><text:span text:style-name="T1"> את הקבצים</text:span><text:span text:style-name="T12"> בתיקיה הראשית.</text:span></text:p>
      <text:p text:style-name="P3">הגישו בטופס-ההגשה קישור-שיבוט למאגר - הקישור שרואים כשלוחצים על הכפתור clone בגיטהאב.</text:p>
      <text:p text:style-name="P9"/>
      <text:p text:style-name="P18">בדיקה אוטומטית</text:p>
      <text:p text:style-name="P11"><text:span text:style-name="T1">אנחנו </text:span><text:span text:style-name="T16">נבצע את הפקודות הבאות ממחשב עם לינוקס:</text:span></text:p>
      <text:p text:style-name="P16">1. <text:s/>git clone &lt;הקישור שלכם&gt;</text:p>
      <text:p text:style-name="P17">2. נעתיק לתוך התיקיה שלכם תוכנית <text:span text:style-name="T42">TreeTest.cpp</text:span> משלנו, הכוללת בדיקות אוטומטיות נוספות וחישוב ציון.</text:p>
      <text:p text:style-name="P15"><text:span text:style-name="T1">3. <text:s/></text:span><text:span text:style-name="T7">clang++-5.0 -std=c++17 </text:span><text:span text:style-name="T29">TreeTest</text:span><text:span text:style-name="T7">.cpp</text:span><text:span text:style-name="T26"> Tree.cpp</text:span></text:p>
      <text:p text:style-name="P15"><text:span text:style-name="T7">4</text:span><text:span text:style-name="T1">. <text:s/></text:span><text:span text:style-name="T17">./a.out</text:span></text:p>
      <text:p text:style-name="P8"><text:span text:style-name="T13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8">אחר </text:span><text:span text:style-name="T1">כלשהו.</text:span><text:span text:style-name="T11"> אם אין לכם clang תשתמשו ב-</text:span><text:span text:style-name="T13">++g</text:span><text:span text:style-name="T11"> במקום.</text:span></text:p>
      <text:p text:style-name="P35">שלבי ההגשה</text:p>
      <text:p text:style-name="P5">יש להגיש את הפתרון בשני שלבים.</text:p>
      <text:p text:style-name="P14"><text:span text:style-name="T38">שלב א</text:span><text:span text:style-name="T1"> - שבוע לאחר פירסום המטלה, יש להגיש פתרון המקבל ציון של 50 לפחות בבדיקות האוטומטיות שלנו. זה אומר שאתם צריכים לממש נכון חלק מהפונקציות (לשיקולכם), ובשאר הפונקציות לשים stub - קוד מינימלי שיאפשר לקוד שלכם להתקמפל. <text:s text:c="2"/></text:span></text:p>
      <text:p text:style-name="P5">במקביל, יש להגיש קובץ TreeTest.cpp הכולל בדיקות-יחידה מקיפות ומפורטות משלכם. בשלב זה כמובן חלק גדול מהבדיקות שלכם לא יעברו.</text:p>
      <text:p text:style-name="P14"><text:span text:style-name="T38">שלב ב</text:span><text:span text:style-name="T1"> - שבועיים לאחר פירסום המטלה, יש להגיש פתרון מלא, המקבל 100 בבדיקות האוטומטיות שלנו.</text:span></text:p>
      <text:p text:style-name="P20">בדיקה <text:span text:style-name="T45">בתירגולים</text:span></text:p>
      <text:p text:style-name="P6">בתירגולים תתבקשו להציג תוכנית-דוגמה היוצרת עץ <text:span text:style-name="T47">בינארי </text:span>ומדפיסה אותו<text:span text:style-name="T48"> (בעזרת print שכתבתם)</text:span>. בנוסף תתבקשו להסביר על הקוד שלכם ולהראות שהוא מקיים <text:span text:style-name="T46">כללים בסיסיים של הנדסת תוכנה</text:span>:<text:span text:style-name="T46"> חלוקה לקבצים, תיעוד, שמות משמעותיים למשתנים, בדיקות תקינות ומניעת דליפת-זיכרון.</text:span></text:p>
      <text:p text:style-name="P21">דגשים</text:p>
      <text:list xml:id="list2834998788" text:style-name="L4">
        <text:list-item>
          <text:p text:style-name="P30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27">מותר להשתמש בתכונות מתקדמות של שפת ++C גם אם עדיין לא נלמדו בהרצאות.</text:p>
        </text:list-item>
        <text:list-item>
          <text:p text:style-name="P31"><text:span text:style-name="T1">אין להעתיק תרגילים שלמים מסטודנטים אחרים.</text:span><text:span text:style-name="T15"> <text:s text:c="4"/></text:span><text:span text:style-name="T14">מותר </text:span><text:span text:style-name="T8">להיעזר</text:span><text:span text:style-name="T14"> </text:span><text:span text:style-name="T1">בקטעי </text:span><text:span text:style-name="T14">קוד מהאינטרנט, אולם </text:span><text:span text:style-name="T39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0T00:10:56.137918698</dc:date>
    <meta:editing-duration>P8DT1H9M38S</meta:editing-duration>
    <meta:editing-cycles>1114</meta:editing-cycles>
    <meta:document-statistic meta:table-count="0" meta:image-count="0" meta:object-count="0" meta:page-count="2" meta:paragraph-count="47" meta:word-count="522" meta:character-count="2949" meta:non-whitespace-character-count="2478"/>
  </office:meta>
</office:document-meta>
</file>